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master-page-name="Standard">
      <style:paragraph-properties fo:text-align="start" style:justify-single-word="false" style:page-number="601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ext:p text:style-name="P9"><text:span text:style-name="T1"/></text:p>
      <text:p text:style-name="P10"><text:span text:style-name="T1">I</text:span><text:span text:style-name="T2">NDEX</text:span></text:p>
      <text:p text:style-name="P2"/>
      <text:section text:style-name="Sect1" text:name="Section1">
        <text:p text:style-name="P3">A</text:p>
        <text:p text:style-name="P2">Abbreviations</text:p>
        <text:p text:style-name="P4">measurement</text:p>
        <text:p text:style-name="P5">apothecary, 157</text:p>
        <text:p text:style-name="P5">household, 148</text:p>
        <text:p text:style-name="P5">English, 148</text:p>
        <text:p text:style-name="P5">metric, 149</text:p>
        <text:p text:style-name="P5">other, 449-454</text:p>
        <text:p text:style-name="P4">medical, 172-176</text:p>
        <text:p text:style-name="P6">Acquisition price, 387-395</text:p>
        <text:p text:style-name="P2">Alcohol proof, 560</text:p>
        <text:p text:style-name="P2">Alligation, 240-242, 551-564</text:p>
        <text:p text:style-name="P2">Apothecary system, see Measurement</text:p>
        <text:p text:style-name="P2">Area under the curve, 531</text:p>
        <text:p text:style-name="P2">Average wholesale price, 359</text:p>
        <text:p text:style-name="P2">Avoirdupois, see Measurement, apothecary system</text:p>
        <text:p text:style-name="P3">B</text:p>
        <text:p text:style-name="P2">Billing</text:p>
        <text:p text:style-name="P4">compounds, 337-356</text:p>
        <text:p text:style-name="P2">Body surface area, 259-264, 271, 521-529, 533-538</text:p>
        <text:p text:style-name="P2">Body weight, 253-258, 270, 505-519</text:p>
        <text:p text:style-name="P2">Boyd, 521</text:p>
        <text:p text:style-name="P2">Business math, see Medication storage and inventory control</text:p>
        <text:p text:style-name="P3">C</text:p>
        <text:p text:style-name="P2">Capital expenditures, 359</text:p>
        <text:p text:style-name="P2">Capitation fee, 359, 398-402, 419</text:p>
        <text:p text:style-name="P2">Capsule</text:p>
        <text:p text:style-name="P4">compounding, , 323-324, 325-335</text:p>
        <text:p text:style-name="P4">days' supply, 275-276</text:p>
        <text:p text:style-name="P4">dosage, 205-213, 233</text:p>
        <text:p text:style-name="P2">Calvert formula, 531</text:p>
        <text:p text:style-name="P2">Carboplatin dosing, 531-538</text:p>
        <text:p text:style-name="P2">Celsius, see Temperature</text:p>
        <text:p text:style-name="P2">Clark's Rule, 265</text:p>
        <text:p text:style-name="P2">Closed formulary, 358</text:p>
        <text:p text:style-name="P2">Cockroft and Gault Equation, 531</text:p>
        <text:p text:style-name="P2">Compounding</text:p>
        <text:p text:style-name="P4">billing, 337-356</text:p>
        <text:p text:style-name="P4">capsules, 323-324, 325-335</text:p>
        <text:p text:style-name="P4">creams, 303-305, 307-316, 325-335</text:p>
        <text:p text:style-name="P4">excipients, 319-320, 325-335</text:p>
        <text:p text:style-name="P4">gels, 303-305, 307-316, 325-335</text:p>
        <text:p text:style-name="P4">liquid preparations, 299-303, 307-316, 325-335</text:p>
        <text:p text:style-name="P4">medication sticks, 305-306, 307-316, 325-335</text:p>
        <text:p text:style-name="P4">ointments, 303-305, 307-316, 325-335</text:p>
        <text:p text:style-name="P4">reconstitution, 299-300, 307-316, 325-335, 457-471</text:p>
        <text:p text:style-name="P4">specific gravity, 317-318, 325-335</text:p>
        <text:p text:style-name="P4">suppositories, 320-322, 325-335</text:p>
        <text:p text:style-name="P2">Controlled substances</text:p>
        <text:p text:style-name="P4">DEA form 222, 364, 417</text:p>
        <text:p text:style-name="P4">inventory requirements, 368</text:p>
        <text:p text:style-name="P4">ordering software, 365, 417</text:p>
        <text:p text:style-name="P4">prescriptions, 181-182</text:p>
        <text:p text:style-name="P4">purchasing, 364-365, 417</text:p>
        <text:p text:style-name="P4">receiving, 365</text:p>
        <text:p text:style-name="P6">Cowling's Rule, 265</text:p>
        <text:p text:style-name="P6">Cream</text:p>
        <text:p text:style-name="P4">compounding, , 303-305, 307-316, 325-335</text:p>
        <text:p text:style-name="P4">days' supply, 279</text:p>
        <text:p text:style-name="P6">Curie, 452-453</text:p>
        <text:p text:style-name="P3">D</text:p>
        <text:p text:style-name="P2">Daily cash reports, 403-408, 420</text:p>
        <text:p text:style-name="P2">Days' supply, 275-288</text:p>
        <text:p text:style-name="P2">Days' supply of inventory, 367-368, 416</text:p>
        <text:p text:style-name="P2">DEA form 222, 364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<text:soft-page-break/>rules, 37</text:p>
        <text:p text:style-name="P4">subtracting</text:p>
        <text:p text:style-name="P5">explanation, 42</text:p>
        <text:p text:style-name="P5">problems, 42-43, 56</text:p>
        <text:p text:style-name="P6">Depreciation, 359, 410-411, 414, 419</text:p>
        <text:p text:style-name="P6">Devine formula, 531</text:p>
        <text:p text:style-name="P6">Dilution, 235-246, 269, 551-564</text:p>
        <text:p text:style-name="P6">Dilution formula, 238-239</text:p>
        <text:p text:style-name="P6">Dimensional analysis</text:p>
        <text:p text:style-name="P4">explanation, 125</text:p>
        <text:p text:style-name="P4">problems, 126-134</text:p>
        <text:p text:style-name="P6">Direct purchasing, 358, 363</text:p>
        <text:p text:style-name="P6">Discounts, see Markups and discounts</text:p>
        <text:p text:style-name="P6">Dispensing fee</text:p>
        <text:p text:style-name="P4">calculating, 409-410, 413, 420</text:p>
        <text:p text:style-name="P4">defined, 337, 358-359</text:p>
        <text:p text:style-name="P4">net profits, 387-395</text:p>
        <text:p text:style-name="P6">Dose packs, 280-281</text:p>
        <text:p text:style-name="P6">Drip chamber, 247, 539-540</text:p>
        <text:p text:style-name="P6">Drip rates, 247-252, 269-270, 539-550</text:p>
        <text:p text:style-name="P6">Drop factor, 248, 540</text:p>
        <text:p text:style-name="P6">Dubois &amp; Dubois, 259, 521-522</text:p>
        <text:p text:style-name="P3">E</text:p>
        <text:p text:style-name="P2">English system, see Measurement</text:p>
        <text:p text:style-name="P6">Enlarging formulas, 497, 501-503</text:p>
        <text:p text:style-name="P2">Error-prone abbreviations, 193-198</text:p>
        <text:p text:style-name="P2">Excipients, 319-320, 325-335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6">Extemporaneous compounding, see Compounding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ormulary, 358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6">Fried's Rule, 265</text:p>
        <text:p text:style-name="P6">Fujimoto, 521</text:p>
        <text:p text:style-name="P3">G</text:p>
        <text:p text:style-name="P2">Gehan &amp; George, 521</text:p>
        <text:p text:style-name="P2">Gels, 303-305, 307-316, 325-335</text:p>
        <text:p text:style-name="P2">Grays, 456</text:p>
        <text:p text:style-name="P2">Gross profit, 358, 387-395, 418</text:p>
        <text:p text:style-name="P3">H</text:p>
        <text:p text:style-name="P2">Haycock, 259, 521</text:p>
        <text:p text:style-name="P2">Household system, see Measurement</text:p>
        <text:p text:style-name="P3">I</text:p>
        <text:p text:style-name="P2">Ideal body weight, 531</text:p>
        <text:p text:style-name="P2">Infusion rates, 247-252, 269-270, 539-550</text:p>
        <text:p text:style-name="P2">Inhalers, 277-278</text:p>
        <text:p text:style-name="P2">Inventory, 357, 416</text:p>
        <text:p text:style-name="P2">Inventory value, 357</text:p>
        <text:p text:style-name="P2">Insulin, 277, 437-446</text:p>
        <text:p text:style-name="P2">Insurance, see Third party reimbursement</text:p>
        <text:p text:style-name="P2">International Units, 454, 456</text:p>
        <text:p text:style-name="P2">ISMP, 193-198</text:p>
        <text:p text:style-name="P2">Isotopes, 452-453</text:p>
        <text:p text:style-name="P3">J</text:p>
        <text:p text:style-name="P2">Joint Commission, The, 375</text:p>
        <text:p text:style-name="P3">K</text:p>
        <text:p text:style-name="P2"/>
        <text:p text:style-name="P3">L</text:p>
        <text:p text:style-name="P2">Lip balm, see Medication sticks</text:p>
        <text:p text:style-name="P2">Liquid</text:p>
        <text:p text:style-name="P4">compounded preparations, 299-303, 307-316, 325-335</text:p>
        <text:p text:style-name="P4">dosage, 215-221, 234</text:p>
        <text:p text:style-name="P4">reconstitution, 299-300, 307-316, 325-335</text:p>
        <text:p text:style-name="P3"><text:soft-page-break/>M</text:p>
        <text:p text:style-name="P2">Markups and discounts, 379, 386, 417-418</text:p>
        <text:p text:style-name="P2">Material Safety Data Sheet, 358</text:p>
        <text:p text:style-name="P2">Measurement</text:p>
        <text:p text:style-name="P4"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Medical abbreviations, 171-204</text:p>
        <text:p text:style-name="P4">abbreviations, 172-176</text:p>
        <text:p text:style-name="P4">errors, 193-198</text:p>
        <text:p text:style-name="P4">prescription use, 179-182</text:p>
        <text:p text:style-name="P4">problems, 176-177, 183-192, 199-204</text:p>
        <text:p text:style-name="P2">Medication sticks, 305-306, 307-316, 325-335</text:p>
        <text:p text:style-name="P2">Medication storage and inventory control</text:p>
        <text:p text:style-name="P4">calculating dispensing fees, 409-410, 413, 420</text:p>
        <text:p text:style-name="P4">daily cash reports, 403-408, 420</text:p>
        <text:p text:style-name="P4">depreciation, 410-411, 414, 419</text:p>
        <text:p text:style-name="P4">inventory management</text:p>
        <text:p text:style-name="P5">inventory, 365-368, 369-371, 416</text:p>
        <text:p text:style-name="P5">inventory requirements, 368, 369-371</text:p>
        <text:p text:style-name="P5">purchasing, 363-365, 369-371, 417</text:p>
        <text:p text:style-name="P5">receiving, 365, 369-371, 417</text:p>
        <text:p text:style-name="P4">markups and discounts, 379, 386, 417-418</text:p>
        <text:p text:style-name="P4">profits</text:p>
        <text:p text:style-name="P5">acquisition price, 387-395</text:p>
        <text:p text:style-name="P5">dispensing fees, 387-395</text:p>
        <text:p text:style-name="P5">gross profits, 387-395, 418-419</text:p>
        <text:p text:style-name="P5">net profits, 387-395, 418-419</text:p>
        <text:p text:style-name="P5">selling price, 387-395</text:p>
        <text:p text:style-name="P4">storage requirements</text:p>
        <text:p text:style-name="P5">environmental considerations, 373-374, 377-378, 417</text:p>
        <text:p text:style-name="P5">safety, 375, 377-378</text:p>
        <text:p text:style-name="P5">sanitation, 374, 377-378</text:p>
        <text:p text:style-name="P5">security, 374-375, 377-378</text:p>
        <text:p text:style-name="P4">terminology, 357-362, 415</text:p>
        <text:p text:style-name="P4">third party reimbursement</text:p>
        <text:p text:style-name="P5">capitation fee, 398-402, 419</text:p>
        <text:p text:style-name="P5">insurance, 397-402</text:p>
        <text:p text:style-name="P5">reimbursement rate, 397-402</text:p>
        <text:p text:style-name="P2">Military time, see Time</text:p>
        <text:p text:style-name="P2">Millicurie, 452-453, 456</text:p>
        <text:p text:style-name="P2">MilliEquivalent, 450-452, 455-456</text:p>
        <text:p text:style-name="P2">milligram percent, 481-485</text:p>
        <text:p text:style-name="P2">Millimoles, 449-450, 455</text:p>
        <text:p text:style-name="P2">Mixture, 551-564</text:p>
        <text:p text:style-name="P2">Mole, 449</text:p>
        <text:p text:style-name="P2">Molecule, 447, 455</text:p>
        <text:p text:style-name="P2">Mosteller, 259, 521</text:p>
        <text:p text:style-name="P3">N</text:p>
        <text:p text:style-name="P2">Net profit, 358, 387-395, 418</text:p>
        <text:p text:style-name="P2">Nomogram</text:p>
        <text:p text:style-name="P4">adult, 260, 523</text:p>
        <text:p text:style-name="P4">pediatric, 266, 524</text:p>
        <text:p text:style-name="P3">O</text:p>
        <text:p text:style-name="P2">Occupational Safety and Health Administration, 358</text:p>
        <text:p text:style-name="P2">Ointments</text:p>
        <text:p text:style-name="P4">compounding, 303-305, 307-316, 325-335</text:p>
        <text:p text:style-name="P4">days' supply, 279</text:p>
        <text:p text:style-name="P2">Open formulary, 358</text:p>
        <text:p text:style-name="P2">Ophthalmic, 279-280</text:p>
        <text:p text:style-name="P2">Otic, 279-280</text:p>
        <text:p text:style-name="P3">P</text:p>
        <text:p text:style-name="P2">Parenteral</text:p>
        <text:p text:style-name="P4">basic dosage calculations, 424-435</text:p>
        <text:p text:style-name="P4">defined, 423, 431</text:p>
        <text:p text:style-name="P4">precautions/considerations, 424, 431</text:p>
        <text:p text:style-name="P4">routes, 423, 431</text:p>
        <text:p text:style-name="P2">Parts, 499-503</text:p>
        <text:p text:style-name="P2">Parts per billion, 497, 503</text:p>
        <text:p text:style-name="P2">Parts per million, 498, 502-503</text:p>
        <text:p text:style-name="P2">Pediatric dosing, 265-268, 271-272</text:p>
        <text:p text:style-name="P2">Percentage strength, 223-232, 234, 473-485</text:p>
        <text:p text:style-name="P2">Percentages</text:p>
        <text:p text:style-name="P4">converting</text:p>
        <text:p text:style-name="P5">decimal, 79</text:p>
        <text:p text:style-name="P5">fraction, 79</text:p>
        <text:p text:style-name="P4">defined, 79</text:p>
        <text:p text:style-name="P4"><text:soft-page-break/>examples, 79-80, 83-84,</text:p>
        <text:p text:style-name="P4">87-88</text:p>
        <text:p text:style-name="P4">problems, 79-92</text:p>
        <text:p text:style-name="P6">Periodic table, 448</text:p>
        <text:p text:style-name="P6">Perpetual inventory, 357, 363</text:p>
        <text:p text:style-name="P6">Powder for reconstitution, 299-300, 307-316, 325-335</text:p>
        <text:p text:style-name="P6">Powder volume, 457-471</text:p>
        <text:p text:style-name="P6">Prescriptions</text:p>
        <text:p text:style-name="P4">controlled substances, 181-182</text:p>
        <text:p text:style-name="P4">parts of, 179-181</text:p>
        <text:p text:style-name="P4">problems, 183-192</text:p>
        <text:p text:style-name="P6">Prime vendor purchasing, 358, 364</text:p>
        <text:p text:style-name="P6">Professional fee, see Dispensing fee</text:p>
        <text:p text:style-name="P6">Proportions, see Ratio-proportions</text:p>
        <text:p text:style-name="P6">Purchasing, 358, 363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6">Ratio strength, 487-496</text:p>
        <text:p text:style-name="P6">Reducing formulas, 498, 501-503</text:p>
        <text:p text:style-name="P2">Refills, 289-298</text:p>
        <text:p text:style-name="P2">Reorder point, 358</text:p>
        <text:p text:style-name="P2">Retail price, see Usual and customary price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hedule II medications, 358, 364-365</text:p>
        <text:p text:style-name="P2">Schlick, 521</text:p>
        <text:p text:style-name="P2">Scientific notation</text:p>
        <text:p text:style-name="P4">explanation, 100</text:p>
        <text:p text:style-name="P4">problems, 100-102, 104-105</text:p>
        <text:p text:style-name="P2">Selling price, 387-395</text:p>
        <text:p text:style-name="P2">Short-fills, 289-298</text:p>
        <text:p text:style-name="P2">Significant figures</text:p>
        <text:p text:style-name="P4">problems, 37, 39-40</text:p>
        <text:p text:style-name="P4">rules, 37</text:p>
        <text:p text:style-name="P6">Specific gravity, 317-318, 325-335</text:p>
        <text:p text:style-name="P6">Sprays, 277-278</text:p>
        <text:p text:style-name="P6">Suppositories, 320-322, 325-335</text:p>
        <text:p text:style-name="P3">T</text:p>
        <text:p text:style-name="P2">Tablet</text:p>
        <text:p text:style-name="P4">days' supply, 275-276</text:p>
        <text:p text:style-name="P4">dosage, 205-213, 233</text:p>
        <text:p text:style-name="P4">excipients, 319-320, 325-335</text:p>
        <text:p text:style-name="P2">Takihira, 521</text:p>
        <text:p text:style-name="P2">Temperature</text:p>
        <text:p text:style-name="P4">conversions, 137-138</text:p>
        <text:p text:style-name="P4">problems, 138-145</text:p>
        <text:p text:style-name="P4">storage ranges, 141-142, 373, 417</text:p>
        <text:p text:style-name="P2">Third party reimbursement, 359, 397-402, 419</text:p>
        <text:p text:style-name="P2">Time</text:p>
        <text:p text:style-name="P4">24 Hour</text:p>
        <text:p text:style-name="P5">explanation, 93-95</text:p>
        <text:p text:style-name="P5">problems, 94-97, 103-105</text:p>
        <text:p text:style-name="P6">Turnover rate, 366-367, 416</text:p>
        <text:p text:style-name="P3">U</text:p>
        <text:p text:style-name="P2">Usual and customary price, 359</text:p>
        <text:p text:style-name="P3">V</text:p>
        <text:p text:style-name="P2">Venoclysis set, 247, 539-540</text:p>
        <text:p text:style-name="P3">W</text:p>
        <text:p text:style-name="P2">Wholesaler purchasing, 358, 363-364</text:p>
        <text:p text:style-name="P3">X</text:p>
        <text:p text:style-name="P2"/>
        <text:p text:style-name="P3">Y</text:p>
        <text:p text:style-name="P2">Young's Rule, 265</text:p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0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25T08:41:09</dc:date>
    <dc:creator>Sean Parsons</dc:creator>
    <meta:editing-duration>PT12H4M57S</meta:editing-duration>
    <meta:editing-cycles>11</meta:editing-cycles>
    <meta:generator>LibreOffice/3.3$Linux LibreOffice_project/330m19$Build-301</meta:generator>
    <meta:printed-by>Sean Parsons</meta:printed-by>
    <meta:print-date>2012-02-20T14:10:09</meta:print-date>
    <meta:document-statistic meta:table-count="0" meta:image-count="0" meta:object-count="0" meta:page-count="6" meta:paragraph-count="343" meta:word-count="969" meta:character-count="7067"/>
  </office:meta>
</office:document-meta>
</file>